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9B9B3F6B56317555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-6%" draw:green="-7%" draw:blue="0%" fo:clip="rect(7.027cm, 1.057cm, 6.972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solid" draw:fill-color="#7b76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solid" draw:fill-color="#797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-7%" draw:green="-7%" draw:blue="0%" fo:clip="rect(7.027cm, 1.057cm, 6.972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79778f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7b76a8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9.3999996185303pt" fo:letter-spacing="normal" fo:font-style="normal" style:text-underline-style="none" fo:font-weight="normal" style:font-name-asian="DejaVu Sans" style:font-size-asian="29.3999996185303pt" style:font-style-asian="normal" style:font-weight-asian="normal" style:font-name-complex="DejaVu Sans" style:font-size-complex="29.3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50.823cm" svg:height="79.806cm" svg:x="0cm" svg:y="0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50.799cm" svg:height="0.507cm" svg:x="0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20.827cm" svg:height="39.928cm" svg:x="0cm" svg:y="39.87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17.525cm" svg:height="39.674cm" svg:x="3.556cm" svg:y="40.1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5" draw:layer="layout" svg:width="11.938cm" svg:height="3.554cm" svg:x="17.272cm" svg:y="35.56cm">
          <draw:image xlink:href="Pictures/10000201000003E80000029B9B3F6B563175556A.png" xlink:type="simple" xlink:show="embed" xlink:actuate="onLoad">
            <text:p/>
          </draw:image>
        </draw:frame>
        <draw:custom-shape draw:name="CustomShape 5" draw:style-name="gr6" draw:text-style-name="P3" draw:layer="layout" svg:width="50.799cm" svg:height="0.507cm" svg:x="0cm" svg:y="79.299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9.421cm" svg:height="40.03cm" svg:x="41.402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3" draw:layer="layout" svg:width="12.191cm" svg:height="39.928cm" svg:x="6.942cm" svg:y="39.87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32.257cm" svg:height="11.785cm" svg:x="6.096cm" svg:y="40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4" draw:layer="layout" svg:width="32.257cm" svg:height="10.718cm" svg:x="6.096cm" svg:y="68.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" draw:text-style-name="P2" draw:layer="layout" svg:width="17.017cm" svg:height="27.177cm" svg:x="6.858cm" svg:y="45.72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6" draw:layer="layout" svg:width="9.421cm" svg:height="40.03cm" svg:x="36.552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4" draw:layer="layout" svg:width="18.263cm" svg:height="44.449cm" svg:x="31.928cm" svg:y="37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0" draw:text-style-name="P3" draw:layer="layout" svg:width="17.017cm" svg:height="40.03cm" svg:x="30.226cm" svg:y="39.776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4" draw:layer="layout" svg:width="32.765cm" svg:height="7.213cm" svg:x="14.632cm" svg:y="40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" draw:text-style-name="P4" draw:layer="layout" svg:width="32.765cm" svg:height="6.658cm" svg:x="14.566cm" svg:y="72.6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" draw:text-style-name="P2" draw:layer="layout" svg:width="17.271cm" svg:height="32.511cm" svg:x="29.972cm" svg:y="43.688cm">
          <text:p text:style-name="P1"><text:span text:style-name="T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5" draw:layer="layout" svg:width="20.573cm" svg:height="1.697cm" draw:transform="rotate (1.57358885359809) translate (10.776cm 69.6cm)">
          <draw:image xlink:href="Pictures/10000201000003E80000029B9B3F6B563175556A.png" xlink:type="simple" xlink:show="embed" xlink:actuate="onLoad">
            <text:p/>
          </draw:image>
        </draw:frame>
        <draw:frame draw:style-name="gr5" draw:text-style-name="P5" draw:layer="layout" svg:width="11.938cm" svg:height="3.556cm" draw:transform="rotate (-3.14159265358979) translate (29.21cm 4.06cm)">
          <draw:image xlink:href="Pictures/10000201000003E80000029B9B3F6B563175556A.png" xlink:type="simple" xlink:show="embed" xlink:actuate="onLoad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79.80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45.718cm" svg:height="17.568cm" svg:x="2.539cm" svg:y="1.05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7:26:33</meta:creation-date>
    <dc:language>en-US</dc:language>
    <dc:date>2020-04-21T19:22:35.146762026</dc:date>
    <meta:editing-cycles>21</meta:editing-cycles>
    <meta:editing-duration>PT1H12M29S</meta:editing-duration>
    <meta:generator>LibreOffice/6.0.7.3$Linux_X86_64 LibreOffice_project/00m0$Build-3</meta:generator>
    <meta:document-statistic meta:object-count="38"/>
  </office:meta>
</office:document-meta>
</file>